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859cm" table:align="left"/>
    </style:style>
    <style:style style:name="Table1.A" style:family="table-column">
      <style:table-column-properties style:column-width="2.559cm"/>
    </style:style>
    <style:style style:name="Table1.B" style:family="table-column">
      <style:table-column-properties style:column-width="11.396cm"/>
    </style:style>
    <style:style style:name="Table1.C" style:family="table-column">
      <style:table-column-properties style:column-width="2.903cm"/>
    </style:style>
    <style:style style:name="Table1.A1" style:family="table-cell">
      <style:table-cell-properties style:vertical-align="middle" fo:padding="0.176cm" fo:border="1pt solid #000000"/>
    </style:style>
    <style:style style:name="Table2" style:family="table">
      <style:table-properties style:width="16.859cm" table:align="left"/>
    </style:style>
    <style:style style:name="Table2.A" style:family="table-column">
      <style:table-column-properties style:column-width="2.903cm"/>
    </style:style>
    <style:style style:name="Table2.B" style:family="table-column">
      <style:table-column-properties style:column-width="11.053cm"/>
    </style:style>
    <style:style style:name="Table2.A1" style:family="table-cell">
      <style:table-cell-properties style:vertical-align="middle" fo:padding="0.176cm" fo:border="1pt solid #000000"/>
    </style:style>
    <style:style style:name="P1" style:family="paragraph" style:parent-style-name="Table_20_Contents">
      <style:paragraph-properties fo:margin-top="0cm" fo:margin-bottom="0cm" loext:contextual-spacing="false" fo:line-height="120%" style:writing-mode="lr-tb"/>
      <style:text-properties fo:font-variant="normal" fo:text-transform="none" fo:color="#1d1c1d" style:text-line-through-style="none" style:text-line-through-type="none" style:font-name="Arial" fo:font-size="12pt" fo:font-style="normal" style:text-underline-style="none" fo:font-weight="bold" style:text-blinking="false" fo:background-color="transparent"/>
    </style:style>
    <style:style style:name="P2" style:family="paragraph" style:parent-style-name="Table_20_Contents">
      <style:paragraph-properties fo:margin-top="0cm" fo:margin-bottom="0cm" loext:contextual-spacing="false" fo:line-height="120%" style:writing-mode="lr-tb"/>
      <style:text-properties fo:font-variant="normal" fo:text-transform="none" fo:color="#1d1c1d"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Table_20_Contents">
      <style:paragraph-properties fo:margin-top="0cm" fo:margin-bottom="0cm" loext:contextual-spacing="false" fo:line-height="120%" style:writing-mode="lr-tb"/>
    </style:style>
    <style:style style:name="P5" style:family="paragraph" style:parent-style-name="Text_20_body">
      <style:text-properties fo:font-weight="normal"/>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fo:line-height="138%" style:writing-mode="lr-tb"/>
      <style:text-properties fo:font-weight="normal"/>
    </style:style>
    <style:style style:name="P8" style:family="paragraph" style:parent-style-name="Text_20_body">
      <style:paragraph-properties fo:margin-top="0cm" fo:margin-bottom="0cm" loext:contextual-spacing="false" fo:line-height="138%" style:writing-mode="lr-tb"/>
      <style:text-properties fo:font-variant="normal" fo:text-transform="none" fo:color="#1d1c1d" style:text-line-through-style="none" style:text-line-through-type="none" style:font-name="Arial" fo:font-size="12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1d1c1d" style:text-line-through-style="none" style:text-line-through-type="none" style:font-name="Arial" fo:font-size="18pt" fo:font-style="normal" style:text-underline-style="none" fo:font-weight="bold" style:text-blinking="false" fo:background-color="transparent"/>
    </style:style>
    <style:style style:name="P10" style:family="paragraph" style:parent-style-name="Text_20_body">
      <style:paragraph-properties fo:margin-top="0cm" fo:margin-bottom="0cm" loext:contextual-spacing="false" fo:line-height="120%" style:writing-mode="lr-tb"/>
      <style:text-properties fo:font-variant="normal" fo:text-transform="none" fo:color="#1d1c1d" style:text-line-through-style="none" style:text-line-through-type="none" style:text-underline-style="none" style:text-blinking="false" fo:background-color="#ffffff"/>
    </style:style>
    <style:style style:name="P11" style:family="paragraph" style:parent-style-name="Text_20_body">
      <style:paragraph-properties fo:margin-top="0cm" fo:margin-bottom="0cm" loext:contextual-spacing="false" fo:line-height="120%" style:writing-mode="lr-tb"/>
    </style:style>
    <style:style style:name="P1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1d1c1d" style:text-line-through-style="none" style:text-line-through-type="none" style:font-name="Arial" fo:font-size="12pt" fo:font-style="normal" style:text-underline-style="none" fo:font-weight="normal" style:text-blinking="false" fo:background-color="transparent"/>
    </style:style>
    <style:style style:name="P13"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1d1c1d"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1d1c1d" style:text-line-through-style="none" style:text-line-through-type="none" style:font-name="Arial" fo:font-size="12pt" fo:font-style="normal" style:text-underline-style="none" fo:font-weight="normal" style:text-blinking="false" fo:background-color="transparent"/>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1d1c1d" style:text-line-through-style="none" style:text-line-through-type="none" style:font-name="Arial" fo:font-size="12pt" fo:font-style="normal" style:text-underline-style="none" fo:font-weight="normal" style:text-blinking="false"/>
    </style:style>
    <style:style style:name="P16" style:family="paragraph" style:parent-style-name="Text_20_body" style:list-style-name="L5">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1d1c1d" style:text-line-through-style="none" style:text-line-through-type="none" style:font-name="Arial" fo:font-size="12pt" fo:font-style="normal" style:text-underline-style="none" fo:font-weight="normal" style:text-blinking="false" fo:background-color="#ffffff"/>
    </style:style>
    <style:style style:name="P17"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style>
    <style:style style:name="P18"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style>
    <style:style style:name="P19"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1d1c1d" style:text-line-through-style="none" style:text-line-through-type="none" style:font-name="Arial" fo:font-size="12pt" fo:font-style="normal" style:text-underline-style="none" fo:font-weight="bold" style:text-blinking="false" fo:background-color="#ffffff"/>
    </style:style>
    <style:style style:name="T1" style:family="text">
      <style:text-properties fo:font-variant="normal" fo:text-transform="none" fo:color="#1d1c1d" style:text-line-through-style="none" style:text-line-through-type="none" style:font-name="Arial" fo:font-size="18pt" fo:font-style="normal" style:text-underline-style="none" fo:font-weight="bold" style:text-blinking="false" fo:background-color="transparent" loext:char-shading-value="0"/>
    </style:style>
    <style:style style:name="T2" style:family="text">
      <style:text-properties fo:font-variant="normal" fo:text-transform="none" fo:color="#1d1c1d" style:text-line-through-style="none" style:text-line-through-type="none" style:font-name="Arial" fo:font-size="12pt" fo:font-style="normal" style:text-underline-style="none" style:text-blinking="false" fo:background-color="transparent" loext:char-shading-value="0"/>
    </style:style>
    <style:style style:name="T3" style:family="text">
      <style:text-properties fo:font-variant="normal" fo:text-transform="none" fo:color="#1d1c1d" style:text-line-through-style="none" style:text-line-through-type="none" style:font-name="Arial" fo:font-size="12pt" fo:font-style="normal" style:text-underline-style="none" style:text-blinking="false" fo:background-color="#ffffff" loext:char-shading-value="0"/>
    </style:style>
    <style:style style:name="T4" style:family="text">
      <style:text-properties fo:font-variant="normal" fo:text-transform="none" fo:color="#1d1c1d" style:text-line-through-style="none" style:text-line-through-type="none" style:font-name="Arial" fo:font-size="12pt" fo:font-style="normal" style:text-underline-style="none" fo:font-weight="normal" style:text-blinking="false" fo:background-color="transparent" loext:char-shading-value="0"/>
    </style:style>
    <style:style style:name="T5" style:family="text">
      <style:text-properties fo:font-variant="normal" fo:text-transform="none" fo:color="#1d1c1d" style:text-line-through-style="none" style:text-line-through-type="none" style:font-name="Arial" fo:font-size="12pt" fo:font-style="normal" style:text-underline-style="none" fo:font-weight="bold" style:text-blinking="false" fo:background-color="#ffffff" loext:char-shading-value="0"/>
    </style:style>
    <style:style style:name="T6" style:family="text">
      <style:text-properties fo:font-variant="normal" fo:text-transform="none" fo:color="#1d1c1d"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8"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ffffff" loext:char-shading-value="0"/>
    </style:style>
    <style:style style:name="T9" style:family="text">
      <style:text-properties fo:font-variant="normal" fo:text-transform="none" fo:color="#1155cc" style:text-line-through-style="none" style:text-line-through-type="none" style:font-name="Roboto" fo:font-size="10pt" fo:font-style="normal" style:text-underline-style="solid" style:text-underline-width="auto" style:text-underline-color="font-color" fo:font-weight="normal" style:text-blinking="false" fo:background-color="#ffffff" loext:char-shading-value="0"/>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1" style:family="text">
      <style:text-properties style:font-name="Arial" fo:font-size="12pt" fo:font-style="normal" fo:font-weight="normal"/>
    </style:style>
    <style:style style:name="T12" style:family="text">
      <style:text-properties fo:background-color="transparent" loext:char-shading-value="0"/>
    </style:style>
    <style:style style:name="T13" style:family="text">
      <style:text-properties fo:background-color="#ffffff" loext:char-shading-value="0"/>
    </style:style>
    <style:style style:name="T14" style:family="text">
      <style:text-properties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2ec5f477-7fff-d637-0c7f-747a0b0498ed"/><text:span text:style-name="T1">Overview:</text:span><text:span text:style-name="T2"><text:line-break/>This training is intended for final year engineering students who want to start a career in the IT industry and learn how industry works and are eager to learn, </text:span><text:span text:style-name="T3">watch and gain a better understanding </text:span><text:span text:style-name="T6"> </text:span><text:span text:style-name="T2">about fundamental principles and best practices associated with the design, development, implementation, and assessment of technology.</text:span></text:p>
      <text:p text:style-name="Text_20_body"/>
      <text:p text:style-name="P7"><text:span text:style-name="T2">The duration of the program will be 90 days in which students will learn Javascript, Typescript, NodeJs, </text:span><text:span text:style-name="T3">PostgreSQL</text:span><text:span text:style-name="T2">, NestJs and the basics of cloud computing.</text:span></text:p>
      <text:p text:style-name="P8">The trainer will facilitate the trainee in identifying, understanding, and applying these principles and practices throughout the course using practicals. The training will also include a mini project.</text:p>
      <text:p text:style-name="Text_20_body"/>
      <text:p text:style-name="P8">The trainee needs to send daily email updates and </text:p>
      <text:p text:style-name="P8">To make trainees actively involved in this training from start to finish, the trainee will need to send daily email updates to the trainer and a status call will be organized thrice a week to discuss progress, any blockers/doubts and to evaluate.</text:p>
      <text:p text:style-name="Text_20_body"/>
      <text:p text:style-name="P9">Prerequisite:</text:p>
      <text:list xml:id="list3188109864" text:style-name="L1">
        <text:list-item>
          <text:p text:style-name="P12">Access to clockify for x project</text:p>
        </text:list-item>
        <text:list-item>
          <text:p text:style-name="P12">Nodejs</text:p>
        </text:list-item>
        <text:list-item>
          <text:p text:style-name="P12">Docker</text:p>
        </text:list-item>
        <text:list-item>
          <text:p text:style-name="P12">Slack</text:p>
        </text:list-item>
        <text:list-item>
          <text:p text:style-name="P12">VsCode</text:p>
        </text:list-item>
        <text:list-item>
          <text:p text:style-name="P12">Postman</text:p>
        </text:list-item>
        <text:list-item>
          <text:p text:style-name="P15"><text:span text:style-name="T13">PostgreSQL and PgAdmin</text:span><text:span text:style-name="T12"><text:line-break/></text:span></text:p>
        </text:list-item>
      </text:list>
      <text:p text:style-name="P5"><text:line-break/><text:line-break/><text:line-break/><text:line-break/><text:line-break/><text:line-break/><text:line-break/></text:p>
      <text:p text:style-name="P9">Roadmap:</text:p>
      <text:p text:style-name="P6"><text:soft-page-break/></text:p>
      <table:table table:name="Table1" table:style-name="Table1">
        <table:table-column table:style-name="Table1.A"/>
        <table:table-column table:style-name="Table1.B"/>
        <table:table-column table:style-name="Table1.C"/>
        <table:table-row table:style-name="TableLine94370853824256">
          <table:table-cell table:style-name="Table1.A1" office:value-type="string">
            <text:p text:style-name="P1">Course</text:p>
          </table:table-cell>
          <table:table-cell table:style-name="Table1.A1" office:value-type="string">
            <text:p text:style-name="P1">Topics</text:p>
          </table:table-cell>
          <table:table-cell table:style-name="Table1.A1" office:value-type="string">
            <text:p text:style-name="P1">Time(Days)</text:p>
          </table:table-cell>
        </table:table-row>
        <table:table-row table:style-name="TableLine94370853824256">
          <table:table-cell table:style-name="Table1.A1" office:value-type="string">
            <text:p text:style-name="P4"><text:a xlink:type="simple" xlink:href="https://javascript.info/" text:style-name="Internet_20_link" text:visited-style-name="Visited_20_Internet_20_Link"><text:span text:style-name="T7">Javascript</text:span></text:a></text:p>
          </table:table-cell>
          <table:table-cell table:style-name="Table1.A1" office:value-type="string">
            <text:p text:style-name="P2">1. Basics - Functions &amp; Callbacks, Error Handling,                                               Hoisting vs Scope Handling, High Order Functions (Map-Reduce), Array vs Objects vs Strings, JSON, this keyword, undefined vs null, Deep Copy vs Shallow Copy.</text:p>
            <text:p text:style-name="P2">2. ES6 - Arrow functions, Destructuring, Template Literals, Default Parameters.</text:p>
            <text:p text:style-name="P2">3. Promises and Async Await.</text:p>
            <text:p text:style-name="P4"><text:span text:style-name="T4">4. OOPs - Classes, Inheritance, abstraction/Encapsulation, Aggregation-Composition-Association (Object Relations), Methods vs Functions.<text:line-break/></text:span><text:a xlink:type="simple" xlink:href="https://youtu.be/pN6jk0uUrD8" text:style-name="Internet_20_link" text:visited-style-name="Visited_20_Internet_20_Link"><text:span text:style-name="T7">Core Concepts</text:span></text:a></text:p>
          </table:table-cell>
          <table:table-cell table:style-name="Table1.A1" office:value-type="string">
            <text:p text:style-name="P2">12</text:p>
          </table:table-cell>
        </table:table-row>
        <table:table-row table:style-name="TableLine94370853824256">
          <table:table-cell table:style-name="Table1.A1" office:value-type="string">
            <text:p text:style-name="P4"><text:a xlink:type="simple" xlink:href="https://www.typescriptlang.org/docs/handbook/typescript-in-5-minutes.html" text:style-name="Internet_20_link" text:visited-style-name="Visited_20_Internet_20_Link"><text:span text:style-name="T7">Typescript</text:span></text:a></text:p>
          </table:table-cell>
          <table:table-cell table:style-name="Table1.A1" office:value-type="string">
            <text:p text:style-name="P2">1. Why and What?.</text:p>
            <text:p text:style-name="P2">2. TS Compiler.</text:p>
            <text:p text:style-name="P2">3. Static Types.</text:p>
            <text:p text:style-name="P2">4. Interfaces.</text:p>
            <text:p text:style-name="P2">5. Method &amp; Object Scopes [private, public].</text:p>
          </table:table-cell>
          <table:table-cell table:style-name="Table1.A1" office:value-type="string">
            <text:p text:style-name="P2">3</text:p>
          </table:table-cell>
        </table:table-row>
        <table:table-row table:style-name="TableLine94370853824256">
          <table:table-cell table:style-name="Table1.A1" office:value-type="string">
            <text:p text:style-name="P3">Git</text:p>
          </table:table-cell>
          <table:table-cell table:style-name="Table1.A1" office:value-type="string">
            <text:p text:style-name="P4"><text:span text:style-name="T4">1. </text:span><text:a xlink:type="simple" xlink:href="https://www.youtube.com/watch?v=WbwIoQYP6no" text:style-name="Internet_20_link" text:visited-style-name="Visited_20_Internet_20_Link"><text:span text:style-name="T7">What is git</text:span></text:a><text:span text:style-name="T4">?<text:line-break/>2. </text:span><text:a xlink:type="simple" xlink:href="https://www.youtube.com/watch?v=AzfVDEBn9hw" text:style-name="Internet_20_link" text:visited-style-name="Visited_20_Internet_20_Link"><text:span text:style-name="T7">Basic git commands</text:span></text:a><text:span text:style-name="T4">.<text:line-break/>2. </text:span><text:a xlink:type="simple" xlink:href="https://datasift.github.io/gitflow/IntroducingGitFlow.html" text:style-name="Internet_20_link" text:visited-style-name="Visited_20_Internet_20_Link"><text:span text:style-name="T7">Git flow</text:span></text:a></text:p>
          </table:table-cell>
          <table:table-cell table:style-name="Table1.A1" office:value-type="string">
            <text:p text:style-name="P2">2</text:p>
          </table:table-cell>
        </table:table-row>
      </table:table>
      <text:p text:style-name="Text_20_body"/>
      <text:p text:style-name="P8">Before moving on to the next course a developer should know the following basic things.</text:p>
      <text:p text:style-name="Text_20_body"/>
      <text:list xml:id="list2145683083" text:style-name="L2">
        <text:list-item>
          <text:p text:style-name="P17"><text:a xlink:type="simple" xlink:href="https://www.cloudflare.com/learning/network-layer/how-does-the-internet-work/" text:style-name="Internet_20_link" text:visited-style-name="Visited_20_Internet_20_Link"><text:span text:style-name="T7">How does the internet work?</text:span></text:a></text:p>
        </text:list-item>
        <text:list-item>
          <text:p text:style-name="P13">What is Api, Json and Http?</text:p>
        </text:list-item>
      </text:list>
      <text:p text:style-name="Text_20_body"/>
      <text:list xml:id="list2973193960" text:style-name="L3">
        <text:list-item>
          <text:p text:style-name="P14">An API is an Application Programming Interface, and it is basically a method by which two decoupled systems may communicate with each other. In more technical terms, an API permits a system or computer program (usually a server) to receive requests and send appropriate responses (to a client, also known as a host). </text:p>
        </text:list-item>
        <text:list-item>
          <text:p text:style-name="P14">In short, API is a method by which two computer programs can communicate with each other. If a server is storing data, such as a website, and your browser makes a request to download the code for that site, that is the API in action.</text:p>
        </text:list-item>
        <text:list-item>
          <text:p text:style-name="P14"><text:soft-page-break/>Let us look at a more tangible example, and then we’ll look at a more real-world, technical one. Suppose you are eating out at a restaurant for dinner. You are equivalent to the client, sitting at the table, and the chef in the back is equivalent to the server.</text:p>
        </text:list-item>
        <text:list-item>
          <text:p text:style-name="P14">Since you will never directly talk to the chef, there is no way for him/her to receive your request (for what order you would like to make) or for him/her to provide you with your meal once you order it. We need someone in the middle. In this case, it’s the waiter, analogous to the API. The API provides a medium with which you (the client) may talk to the server (the chef), as well as a set of rules for how that communication should be made (the menu — one meal is allowed two sides, etc.)</text:p>
        </text:list-item>
        <text:list-item>
          <text:p text:style-name="P14">Now, how do you actually talk to the API (the waiter)? You might speak English, but the chef might speak Spanish. Is the waiter expected to know both languages to translate? What if a third person comes in who only speaks Mandarin? What then? Well, all clients and servers have to agree to speak a common language, and in computer programming, that language is JSON, pronounced JAY-sun, and it stands for JavaScript Object Notation.</text:p>
        </text:list-item>
        <text:list-item>
          <text:p text:style-name="P14">At this point, we don’t quite know what JSON looks like. It’s not a computer programming language, it’s just, well, a language, like English or Spanish, that everyone (everyone being computers) understands on a guaranteed basis. It’s guaranteed because it’s a standard, notably RFC 8259, the JavaScript Object Notation (JSON) Data Interchange Format by the Internet Engineering Task Force (IETF).</text:p>
        </text:list-item>
        <text:list-item>
          <text:p text:style-name="P14">APIs and JSON are not just something you can choose to use, it’s not equivalent to one out of a thousand JavaScript frameworks you can pick to do the same thing. It is THE standard for data exchange on the web.</text:p>
        </text:list-item>
        <text:list-item>
          <text:p text:style-name="P14">Okay. We know we can talk to a program running on a server by way of an Application Programming Interface, and we know that the common language with which we do this is known as JSON. But in the web development and networking world, everything has a protocol. What do we actually do to make an API call, and what does that look like code-wise? That’s where HTTP Requests enter the picture, the HyperText Transfer Protocol, defining how messages are formatted and transmitted across the Internet.</text:p>
        </text:list-item>
      </text:list>
      <text:p text:style-name="Text_20_body"/>
      <text:list xml:id="list4265471821" text:style-name="L4">
        <text:list-item>
          <text:p text:style-name="P18"><text:a xlink:type="simple" xlink:href="https://medium.com/@jen_strong/the-request-response-cycle-of-the-web-1b7e206e9047" text:style-name="Internet_20_link" text:visited-style-name="Visited_20_Internet_20_Link"><text:span text:style-name="T7">Response Request lifecycle.</text:span></text:a></text:p>
        </text:list-item>
      </text:list>
      <text:p text:style-name="Text_20_body"/>
      <table:table table:name="Table2" table:style-name="Table2">
        <table:table-column table:style-name="Table2.A"/>
        <table:table-column table:style-name="Table2.B"/>
        <table:table-column table:style-name="Table2.A"/>
        <table:table-row table:style-name="TableLine94370922166496">
          <table:table-cell table:style-name="Table2.A1" office:value-type="string">
            <text:p text:style-name="P1">Course</text:p>
          </table:table-cell>
          <table:table-cell table:style-name="Table2.A1" office:value-type="string">
            <text:p text:style-name="P1">Topics</text:p>
          </table:table-cell>
          <table:table-cell table:style-name="Table2.A1" office:value-type="string">
            <text:p text:style-name="P1">Time(Days)</text:p>
          </table:table-cell>
        </table:table-row>
        <text:soft-page-break/>
        <table:table-row table:style-name="TableLine94370922166496">
          <table:table-cell table:style-name="Table2.A1" office:value-type="string">
            <text:p text:style-name="P4"><text:a xlink:type="simple" xlink:href="https://nodejs.dev/learn" text:style-name="Internet_20_link" text:visited-style-name="Visited_20_Internet_20_Link"><text:span text:style-name="T7">NodeJs</text:span></text:a></text:p>
          </table:table-cell>
          <table:table-cell table:style-name="Table2.A1" office:value-type="string">
            <text:p text:style-name="P3">1. What is NodeJS?</text:p>
            <text:p text:style-name="P3">2. Node vs JS ( What is v8 engine).</text:p>
            <text:p text:style-name="P3">3. Modules.</text:p>
            <text:p text:style-name="P3">4. APIs and REST Protocol.</text:p>
            <text:p text:style-name="P3">5. NPM, NVM, NPX.</text:p>
            <text:p text:style-name="P3">6. NodeJS as server.</text:p>
            <text:p text:style-name="P3">7. Semver.</text:p>
            <text:p text:style-name="P3">8. Package.json</text:p>
            <text:p text:style-name="P3">9. Event loop</text:p>
          </table:table-cell>
          <table:table-cell table:style-name="Table2.A1" office:value-type="string">
            <text:p text:style-name="P2">10</text:p>
          </table:table-cell>
        </table:table-row>
        <table:table-row table:style-name="TableLine94370922166496">
          <table:table-cell table:style-name="Table2.A1" office:value-type="string">
            <text:p text:style-name="P4"><text:a xlink:type="simple" xlink:href="https://www.postgresqltutorial.com/" text:style-name="Internet_20_link" text:visited-style-name="Visited_20_Internet_20_Link"><text:span text:style-name="T8">PostgreSQL</text:span></text:a></text:p>
          </table:table-cell>
          <table:table-cell table:style-name="Table2.A1" office:value-type="string">
            <text:p text:style-name="P3">1. DB designing</text:p>
            <text:p text:style-name="P3">2. sql queries</text:p>
            <text:p text:style-name="P3">3. normalization</text:p>
            <text:p text:style-name="P3">4. ACID</text:p>
            <text:p text:style-name="P3">5. Joins</text:p>
            <text:p text:style-name="P3">6. Sub query</text:p>
            <text:p text:style-name="P3">7. views</text:p>
          </table:table-cell>
          <table:table-cell table:style-name="Table2.A1" office:value-type="string">
            <text:p text:style-name="P2">10</text:p>
          </table:table-cell>
        </table:table-row>
        <table:table-row table:style-name="TableLine94370922166496">
          <table:table-cell table:style-name="Table2.A1" office:value-type="string">
            <text:p text:style-name="P4"><text:a xlink:type="simple" xlink:href="https://docs.nestjs.com/" text:style-name="Internet_20_link" text:visited-style-name="Visited_20_Internet_20_Link"><text:span text:style-name="T7">NestJs</text:span></text:a></text:p>
          </table:table-cell>
          <table:table-cell table:style-name="Table2.A1" office:value-type="string">
            <text:p text:style-name="P3">1. Controllers</text:p>
            <text:p text:style-name="P3">2. Providers</text:p>
            <text:p text:style-name="P3">3. Modules</text:p>
            <text:p text:style-name="P3">4. Injection Scopes</text:p>
            <text:p text:style-name="P3">5. Middlewares</text:p>
            <text:p text:style-name="P3">6. Guards</text:p>
            <text:p text:style-name="P3">7. Task Scheduling</text:p>
            <text:p text:style-name="P4"><text:span text:style-name="T10">8. Database + Migrations(</text:span><text:a xlink:type="simple" xlink:href="https://typeorm.io/" text:style-name="Internet_20_link" text:visited-style-name="Visited_20_Internet_20_Link"><text:span text:style-name="T7">TypeORM</text:span></text:a><text:span text:style-name="T10">)</text:span></text:p>
            <text:p text:style-name="P3">9. Queues</text:p>
            <text:p text:style-name="P3">10. Pipes</text:p>
            <text:p text:style-name="P3">11. Logging</text:p>
            <text:p text:style-name="P3">12. Interceptors</text:p>
            <text:p text:style-name="P4"><text:span text:style-name="T10">13. Authentication &amp; Authorization<text:line-break/>14. Encryption &amp; Hashing</text:span></text:p>
          </table:table-cell>
          <table:table-cell table:style-name="Table2.A1" office:value-type="string">
            <text:p text:style-name="P2">15</text:p>
            <text:p text:style-name="Table_20_Contents"/>
          </table:table-cell>
        </table:table-row>
        <table:table-row table:style-name="TableLine94370922166496">
          <table:table-cell table:style-name="Table2.A1" office:value-type="string">
            <text:p text:style-name="P4"><text:a xlink:type="simple" xlink:href="https://www.codingninjas.com/codestudio/library/introduction-to-cloud-computing" text:style-name="Internet_20_link" text:visited-style-name="Visited_20_Internet_20_Link"><text:span text:style-name="T7">Cloud Computing</text:span></text:a></text:p>
          </table:table-cell>
          <table:table-cell table:style-name="Table2.A1" office:value-type="string">
            <text:p text:style-name="Table_20_Contents"/>
          </table:table-cell>
          <table:table-cell table:style-name="Table2.A1" office:value-type="string">
            <text:p text:style-name="P2">3</text:p>
            <text:p text:style-name="Table_20_Contents"/>
          </table:table-cell>
        </table:table-row>
        <table:table-row table:style-name="TableLine94370922166496">
          <table:table-cell table:style-name="Table2.A1" office:value-type="string">
            <text:p text:style-name="P4"><text:a xlink:type="simple" xlink:href="https://graphql.org/learn/" text:style-name="Internet_20_link" text:visited-style-name="Visited_20_Internet_20_Link"><text:span text:style-name="T9">Graphql</text:span></text:a></text:p>
          </table:table-cell>
          <table:table-cell table:style-name="Table2.A1" office:value-type="string">
            <text:p text:style-name="P3">1. What and why</text:p>
            <text:p text:style-name="P3">2. Graphql vs Rest</text:p>
            <text:p text:style-name="P3">3. Query</text:p>
            <text:p text:style-name="P3">4. Mutation</text:p>
            <text:p text:style-name="P3">5. Resolver</text:p>
            <text:p text:style-name="P3"><text:soft-page-break/>6. Scalars</text:p>
            <text:p text:style-name="P3">7. Directives</text:p>
          </table:table-cell>
          <table:table-cell table:style-name="Table2.A1" office:value-type="string">
            <text:p text:style-name="P2">4</text:p>
          </table:table-cell>
        </table:table-row>
        <table:table-row table:style-name="TableLine94370922166496">
          <table:table-cell table:style-name="Table2.A1" office:value-type="string">
            <text:p text:style-name="P4"><text:a xlink:type="simple" xlink:href="https://docs.nestjs.com/graphql/quick-start" text:style-name="Internet_20_link" text:visited-style-name="Visited_20_Internet_20_Link"><text:span text:style-name="T7">Graphql +</text:span></text:a></text:p>
            <text:p text:style-name="P4"><text:a xlink:type="simple" xlink:href="https://docs.nestjs.com/graphql/quick-start" text:style-name="Internet_20_link" text:visited-style-name="Visited_20_Internet_20_Link"><text:span text:style-name="T7">NestJs</text:span></text:a></text:p>
          </table:table-cell>
          <table:table-cell table:style-name="Table2.A1" office:value-type="string">
            <text:p text:style-name="P3">1. Query</text:p>
            <text:p text:style-name="P3">2. Mutation</text:p>
            <text:p text:style-name="P3">3. Resolver</text:p>
            <text:p text:style-name="P3">4. Unions &amp; Enums</text:p>
          </table:table-cell>
          <table:table-cell table:style-name="Table2.A1" office:value-type="string">
            <text:p text:style-name="P2">4</text:p>
          </table:table-cell>
        </table:table-row>
        <table:table-row table:style-name="TableLine94370922166496">
          <table:table-cell table:style-name="Table2.A1" office:value-type="string">
            <text:p text:style-name="P4"><text:a xlink:type="simple" xlink:href="https://www.youtube.com/watch?v=wi-MGFhrad0&amp;list=PLhW3qG5bs-L99pQsZ74f-LC-tOEsBp2rK" text:style-name="Internet_20_link" text:visited-style-name="Visited_20_Internet_20_Link"><text:span text:style-name="T7">Docker</text:span></text:a></text:p>
          </table:table-cell>
          <table:table-cell table:style-name="Table2.A1" office:value-type="string">
            <text:p text:style-name="P3">1. Getting started</text:p>
            <text:p text:style-name="P3">2. Docker Architecture</text:p>
            <text:p text:style-name="P3">3. Advantages of docker</text:p>
            <text:p text:style-name="P3">4. Play with docker</text:p>
            <text:p text:style-name="P3">5. Installation</text:p>
            <text:p text:style-name="P3">6. Basic commands</text:p>
            <text:p text:style-name="P3">7. Docker Images</text:p>
            <text:p text:style-name="P3">8. Docker Container</text:p>
            <text:p text:style-name="P3">9. Docker file</text:p>
            <text:p text:style-name="P3">10. Docker compose</text:p>
            <text:p text:style-name="P3">7. Docker volumes</text:p>
            <text:p text:style-name="Table_20_Contents"/>
          </table:table-cell>
          <table:table-cell table:style-name="Table2.A1" office:value-type="string">
            <text:p text:style-name="P2">5</text:p>
          </table:table-cell>
        </table:table-row>
        <table:table-row table:style-name="TableLine94370922166496">
          <table:table-cell table:style-name="Table2.A1" office:value-type="string">
            <text:p text:style-name="P4"><text:a xlink:type="simple" xlink:href="https://hasura.io/docs/latest/graphql/core/index/" text:style-name="Internet_20_link" text:visited-style-name="Visited_20_Internet_20_Link"><text:span text:style-name="T7">Hasura</text:span></text:a></text:p>
          </table:table-cell>
          <table:table-cell table:style-name="Table2.A1" office:value-type="string">
            <text:p text:style-name="P3">1. Getting started</text:p>
            <text:p text:style-name="P3">2. First Graphql query</text:p>
            <text:p text:style-name="P3">3. Schema Design and relationships</text:p>
            <text:p text:style-name="P3">4. Queries</text:p>
            <text:p text:style-name="P3">5. Mutation</text:p>
            <text:p text:style-name="P3">6. Subscription</text:p>
            <text:p text:style-name="P3">7. Remote Schema</text:p>
            <text:p text:style-name="P3">8. Authentication and Authorization</text:p>
            <text:p text:style-name="P3">9. Event Triggers</text:p>
            <text:p text:style-name="P3">10. Schedule Triggers</text:p>
            <text:p text:style-name="P3">11. Hasura CLI</text:p>
            <text:p text:style-name="P3">12. Migrations and Metadata</text:p>
            <text:p text:style-name="Table_20_Contents"/>
          </table:table-cell>
          <table:table-cell table:style-name="Table2.A1" office:value-type="string">
            <text:p text:style-name="P2">15</text:p>
          </table:table-cell>
        </table:table-row>
      </table:table>
      <text:p text:style-name="Text_20_body"/>
      <text:p text:style-name="P9">Exercises:</text:p>
      <text:p text:style-name="P11"><text:span text:style-name="T5">PostgreSQL: </text:span><text:a xlink:type="simple" xlink:href="https://pgexercises.com/questions/basic/" text:style-name="Internet_20_link" text:visited-style-name="Visited_20_Internet_20_Link"><text:span text:style-name="T8">pg-exercise</text:span></text:a><text:a xlink:type="simple" xlink:href="https://pgexercises.com/questions/basic/" text:style-name="Internet_20_link" text:visited-style-name="Visited_20_Internet_20_Link"><text:span text:style-name="T5"><text:line-break/></text:span></text:a><text:span text:style-name="T5">NestJS: </text:span></text:p>
      <text:list xml:id="list2538507804" text:style-name="L5">
        <text:list-item>
          <text:p text:style-name="P16">Basic Crud</text:p>
        </text:list-item>
        <text:list-item>
          <text:p text:style-name="P16">User register,login,change password and forget password</text:p>
        </text:list-item>
        <text:list-item>
          <text:p text:style-name="P16"><text:soft-page-break/>In a system admin can create a school and add students in it. Admin can view schools and students belonging to it. </text:p>
        </text:list-item>
      </text:list>
      <text:p text:style-name="P10">           <text:span text:style-name="T11">View api should have features like searching, sorting, filtering and pagination.</text:span></text:p>
      <text:p text:style-name="P19"/>
      <text:p text:style-name="Text_20_body"/>
      <text:p text:style-name="P9">Project:</text:p>
      <text:p text:style-name="Text_20_body"><text:span text:style-name="T14"><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7T12:52:16.760987384</meta:creation-date>
    <dc:date>2023-03-27T12:52:51.001572067</dc:date>
    <meta:editing-duration>PT38S</meta:editing-duration>
    <meta:editing-cycles>1</meta:editing-cycles>
    <meta:document-statistic meta:table-count="2" meta:image-count="0" meta:object-count="0" meta:page-count="6" meta:paragraph-count="137" meta:word-count="1082" meta:character-count="6343" meta:non-whitespace-character-count="5345"/>
    <meta:generator>LibreOffice/6.4.7.2$Linux_X86_64 LibreOffice_project/40$Build-2</meta:generator>
  </office:meta>
</office:document-meta>
</file>